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02cm" fo:min-width="3.627cm" fo:padding-top="0.15cm" fo:padding-bottom="0.15cm" fo:padding-left="0.275cm" fo:padding-right="0.275cm" loext:decorative="false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97cm" fo:min-width="3.577cm" fo:padding-top="0.15cm" fo:padding-bottom="0.15cm" fo:padding-left="0.275cm" fo:padding-right="0.275cm" loext:decorative="false"/>
      <style:paragraph-properties style:writing-mode="lr-tb"/>
    </style:style>
    <style:style style:name="gr4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6cm" fo:min-width="6.115cm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8cm" fo:min-width="1.672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8cm" fo:min-width="2.625cm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00a933" draw:marker-start-width="0.279cm" draw:marker-end="Arrowheads_20_16" draw:marker-end-width="0.381cm" draw:fill="none" draw:textarea-horizontal-align="justify" draw:textarea-vertical-align="middle" draw:auto-grow-height="true" fo:min-height="0cm" fo:min-width="0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1.288cm" fo:min-width="0.085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ff0000" draw:marker-start-width="0.279cm" draw:marker-end="Arrowheads_20_16" draw:marker-end-width="0.381cm" draw:fill="none" draw:textarea-horizontal-align="justify" draw:textarea-vertical-align="middle" draw:auto-grow-height="true" fo:min-height="0cm" fo:min-width="0cm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ff0000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00a933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fill="solid" draw:fill-color="#ff8000" draw:textarea-horizontal-align="justify" draw:textarea-vertical-align="middle" draw:auto-grow-height="false" fo:min-height="0.544cm" fo:min-width="5.891cm" loext:decorative="false"/>
      <style:paragraph-properties style:writing-mode="lr-tb"/>
    </style:style>
    <style:style style:name="gr13" style:family="graphic" style:parent-style-name="objectwithoutfill">
      <style:graphic-properties svg:stroke-width="0.051cm" draw:marker-start-width="0.279cm" draw:marker-end="Arrowheads_20_32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7cm" fo:min-width="0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21cm" svg:height="0.962cm" svg:x="13.282cm" svg:y="19.415cm">
          <draw:text-box>
            <text:p>Dictionary</text:p>
          </draw:text-box>
        </draw:frame>
        <draw:custom-shape draw:style-name="gr2" draw:text-style-name="P2" xml:id="id16" draw:id="id16" draw:layer="layout" svg:width="4.127cm" svg:height="1.27cm" svg:x="1.752cm" svg:y="17.827cm">
          <text:p text:style-name="P2">Key 1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4.127cm" svg:height="1.27cm" svg:x="5.88cm" svg:y="17.827cm">
          <text:p text:style-name="P2">Key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0" draw:id="id20" draw:layer="layout" svg:width="4.127cm" svg:height="1.27cm" svg:x="10.007cm" svg:y="17.827cm">
          <text:p text:style-name="P2">Key 3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4.127cm" svg:height="1.27cm" svg:x="14.135cm" svg:y="17.827cm">
          <text:p text:style-name="P2">Key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4.127cm" svg:height="1.27cm" svg:x="18.263cm" svg:y="17.827cm">
          <text:p text:style-name="P2">Key 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7cm" svg:height="1.27cm" svg:x="22.39cm" svg:y="17.827cm">
          <text:p text:style-name="P2">Key ...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7cm" svg:height="1.588cm" svg:x="1.435cm" svg:y="1.95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2.222cm" svg:height="1.588cm" svg:x="2.07cm" svg:y="1.952cm">
          <text:p text:style-name="P2">Key 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75cm" svg:height="1.588cm" svg:x="4.292cm" svg:y="1.952cm">
          <text:p text:style-name="P2">Value 1</text:p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0.635cm" svg:height="1.588cm" svg:x="1.435cm" svg:y="1.9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0.635cm" svg:height="1.588cm" svg:x="7.467cm" svg:y="1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7cm" svg:height="1.588cm" svg:x="4.927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2.222cm" svg:height="1.588cm" svg:x="5.562cm" svg:y="5.445cm">
          <text:p text:style-name="P2">Key 2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175cm" svg:height="1.588cm" svg:x="7.784cm" svg:y="5.445cm">
          <text:p text:style-name="P2">Value 2</text:p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0.635cm" svg:height="1.588cm" svg:x="4.927cm" svg:y="5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0.635cm" svg:height="1.588cm" svg:x="10.959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7cm" svg:height="1.588cm" svg:x="10.008cm" svg:y="8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2.222cm" svg:height="1.588cm" svg:x="10.643cm" svg:y="8.302cm">
          <text:p text:style-name="P2">Key 3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175cm" svg:height="1.588cm" svg:x="12.865cm" svg:y="8.302cm">
          <text:p text:style-name="P2">Value 3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0.635cm" svg:height="1.588cm" svg:x="10.008cm" svg:y="8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0.635cm" svg:height="1.588cm" svg:x="16.04cm" svg:y="8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7cm" svg:height="1.588cm" svg:x="15.722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2.222cm" svg:height="1.588cm" svg:x="16.357cm" svg:y="11.16cm">
          <text:p text:style-name="P2">Key 4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175cm" svg:height="1.588cm" svg:x="18.579cm" svg:y="11.16cm">
          <text:p text:style-name="P2">Value 4</text:p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0.635cm" svg:height="1.588cm" svg:x="15.722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0.635cm" svg:height="1.588cm" svg:x="21.754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67cm" svg:height="1.588cm" svg:x="19.85cm" svg:y="14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22cm" svg:height="1.588cm" svg:x="20.485cm" svg:y="14.334cm">
          <text:p text:style-name="P2">Key 5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3.175cm" svg:height="1.588cm" svg:x="22.707cm" svg:y="14.334cm">
          <text:p text:style-name="P2">Value 5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0.635cm" svg:height="1.588cm" svg:x="19.85cm" svg:y="14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635cm" svg:height="1.588cm" svg:x="25.882cm" svg:y="14.334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7.784cm" svg:y1="3.54cm" svg:x2="9.371cm" svg:y2="5.445cm" draw:start-shape="id1" draw:end-shape="id2" svg:d="M7784 3540v953h1587v952" svg:viewBox="0 0 1588 1906">
          <text:p/>
        </draw:connector>
        <draw:connector draw:style-name="gr10" draw:text-style-name="P3" draw:layer="layout" svg:x1="11.594cm" svg:y1="6.239cm" svg:x2="14.452cm" svg:y2="8.302cm" draw:start-shape="id3" draw:start-glue-point="1" draw:end-shape="id4" draw:end-glue-point="0" svg:d="M11594 6239h2858v2063" svg:viewBox="0 0 2859 2064">
          <text:p/>
        </draw:connector>
        <draw:connector draw:style-name="gr10" draw:text-style-name="P3" draw:layer="layout" svg:x1="16.675cm" svg:y1="9.096cm" svg:x2="20.166cm" svg:y2="11.16cm" draw:start-shape="id5" draw:start-glue-point="1" draw:end-shape="id6" draw:end-glue-point="0" svg:d="M16675 9096h3491v2064" svg:viewBox="0 0 3492 2065">
          <text:p/>
        </draw:connector>
        <draw:connector draw:style-name="gr10" draw:text-style-name="P3" draw:layer="layout" svg:x1="22.389cm" svg:y1="11.954cm" svg:x2="24.294cm" svg:y2="14.334cm" draw:start-shape="id7" draw:start-glue-point="1" draw:end-shape="id8" draw:end-glue-point="0" svg:d="M22389 11954h1905v2380" svg:viewBox="0 0 1906 2381">
          <text:p/>
        </draw:connector>
        <draw:connector draw:style-name="gr11" draw:text-style-name="P3" draw:layer="layout" svg:x1="19.85cm" svg:y1="15.128cm" svg:x2="17.468cm" svg:y2="12.748cm" draw:start-shape="id9" draw:start-glue-point="3" draw:end-shape="id10" draw:end-glue-point="2" svg:d="M19850 15128h-2382v-2380" svg:viewBox="0 0 2383 2381">
          <text:p/>
        </draw:connector>
        <draw:connector draw:style-name="gr11" draw:text-style-name="P3" draw:layer="layout" svg:x1="16.039cm" svg:y1="11.16cm" svg:x2="11.754cm" svg:y2="9.89cm" draw:start-shape="id11" draw:start-glue-point="0" draw:end-shape="id12" draw:end-glue-point="2" svg:d="M16039 11160v-635h-4285v-635" svg:viewBox="0 0 4286 1271">
          <text:p/>
        </draw:connector>
        <draw:connector draw:style-name="gr11" draw:text-style-name="P3" draw:layer="layout" svg:x1="10.325cm" svg:y1="8.302cm" svg:x2="6.673cm" svg:y2="7.033cm" draw:start-shape="id13" draw:start-glue-point="0" draw:end-shape="id14" draw:end-glue-point="2" svg:d="M10325 8302v-634h-3652v-635" svg:viewBox="0 0 3653 1270">
          <text:p/>
        </draw:connector>
        <draw:connector draw:style-name="gr11" draw:text-style-name="P3" draw:layer="layout" svg:x1="6.673cm" svg:y1="5.445cm" svg:x2="3.181cm" svg:y2="3.54cm" draw:start-shape="id14" draw:start-glue-point="0" draw:end-shape="id15" draw:end-glue-point="2" svg:d="M6673 5445v-952h-3492v-953" svg:viewBox="0 0 3493 1906">
          <text:p/>
        </draw:connector>
        <draw:custom-shape draw:style-name="gr12" draw:text-style-name="P4" draw:layer="layout" svg:width="7.302cm" svg:height="1.588cm" svg:x="8.22cm" svg:y="1.852cm">
          <text:p text:style-name="P2">Least Recently Use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3" draw:text-style-name="P3" draw:layer="layout" draw:type="line" svg:x1="3.815cm" svg:y1="17.827cm" svg:x2="1.752cm" svg:y2="3.54cm" draw:start-shape="id16" draw:start-glue-point="0" draw:end-shape="id17" draw:end-glue-point="2" svg:d="M3815 17827l-2063-14287" svg:viewBox="0 0 2064 14288">
          <text:p/>
        </draw:connector>
        <draw:connector draw:style-name="gr13" draw:text-style-name="P3" draw:layer="layout" draw:type="line" svg:x1="7.943cm" svg:y1="17.827cm" svg:x2="5.244cm" svg:y2="7.033cm" draw:start-shape="id18" draw:start-glue-point="0" draw:end-shape="id19" draw:end-glue-point="2" svg:d="M7943 17827l-2699-10794" svg:viewBox="0 0 2700 10795">
          <text:p/>
        </draw:connector>
        <draw:connector draw:style-name="gr13" draw:text-style-name="P3" draw:layer="layout" draw:type="line" svg:x1="12.07cm" svg:y1="17.827cm" svg:x2="10.325cm" svg:y2="9.89cm" draw:start-shape="id20" draw:start-glue-point="0" draw:end-shape="id13" draw:end-glue-point="2" svg:d="M12070 17827l-1745-7937" svg:viewBox="0 0 1746 7938">
          <text:p/>
        </draw:connector>
        <draw:connector draw:style-name="gr13" draw:text-style-name="P3" draw:layer="layout" draw:type="line" svg:x1="16.198cm" svg:y1="17.827cm" svg:x2="16.039cm" svg:y2="12.748cm" draw:start-shape="id21" draw:start-glue-point="0" draw:end-shape="id11" draw:end-glue-point="2" svg:d="M16198 17827l-159-5079" svg:viewBox="0 0 160 5080">
          <text:p/>
        </draw:connector>
        <draw:connector draw:style-name="gr13" draw:text-style-name="P3" draw:layer="layout" draw:type="line" svg:x1="20.326cm" svg:y1="17.827cm" svg:x2="20.167cm" svg:y2="15.922cm" draw:start-shape="id22" draw:start-glue-point="0" draw:end-shape="id9" draw:end-glue-point="2" svg:d="M20326 17827l-159-1905" svg:viewBox="0 0 160 1906">
          <text:p/>
        </draw:connector>
        <draw:frame draw:style-name="gr14" draw:text-style-name="P1" draw:layer="layout" svg:width="5.398cm" svg:height="0.962cm" draw:transform="rotate (-0.610865238198016) translate (17.744cm 4.81cm)">
          <draw:text-box>
            <text:p>Linked Li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8:34:02.741000000</meta:creation-date>
    <dc:date>2025-03-13T20:22:00.947000000</dc:date>
    <meta:editing-duration>PT7M52S</meta:editing-duration>
    <meta:editing-cycles>2</meta:editing-cycles>
    <meta:generator>LibreOffice/24.2.5.2$Windows_X86_64 LibreOffice_project/bffef4ea93e59bebbeaf7f431bb02b1a39ee8a59</meta:generator>
    <meta:document-statistic meta:object-count="47"/>
  </office:meta>
</office:document-meta>
</file>